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9508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8445in"/>
    </style:style>
    <style:style style:name="co18" style:family="table-column">
      <style:table-column-properties fo:break-before="auto" style:column-width="1.8291in"/>
    </style:style>
    <style:style style:name="co19" style:family="table-column">
      <style:table-column-properties fo:break-before="auto" style:column-width="0.6146in"/>
    </style:style>
    <style:style style:name="co20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4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Participation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Snap Infrac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Delay of Gam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15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Kickoff out of Bound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07</text:p>
          </table:table-cell>
          <table:table-cell office:value-type="string" calcext:value-type="string">
            <text:p>56</text:p>
          </table:table-cell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Turner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5:01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4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28</text:p>
          </table:table-cell>
          <table:table-cell table:content-validation-name="val9" office:value-type="string" calcext:value-type="string">
            <text:p>5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Declined</text:p>
          </table:table-cell>
          <table:table-cell table:content-validation-name="val9" office:value-type="string" calcext:value-type="string">
            <text:p>0:00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54</text:p>
          </table:table-cell>
          <table:table-cell table:content-validation-name="val9"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2:54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rsecollar Tackl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21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6</text:p>
          </table:table-cell>
          <table:table-cell/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9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2:02</text:p>
          </table:table-cell>
          <table:table-cell office:value-type="string" calcext:value-type="string">
            <text:p>2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ce Mask</text:p>
          </table:table-cell>
          <table:table-cell table:content-validation-name="val12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Illegal Formation</text:p>
          </table:table-cell>
          <table:table-cell table:content-validation-name="val11" office:value-type="string" calcext:value-type="string">
            <text:p>Declin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45</text:p>
          </table:table-cell>
          <table:table-cell office:value-type="string" calcext:value-type="string">
            <text:p>77</text:p>
          </table:table-cell>
          <table:table-cell table:style-name="ce2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01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53</text:p>
          </table:table-cell>
          <table:table-cell table:content-validation-name="val9" office:value-type="string" calcext:value-type="string">
            <text:p>15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7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55</text:p>
          </table:table-cell>
          <table:table-cell table:content-validation-name="val9" office:value-type="string" calcext:value-type="string">
            <text:p>93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ubstitution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8:25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:59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 table:number-rows-repeated="19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7:32:13.247239648</meta:creation-date>
    <dc:date>2023-11-11T23:42:23.557000000</dc:date>
    <meta:editing-duration>P2DT5H28M22S</meta:editing-duration>
    <meta:editing-cycles>180</meta:editing-cycles>
    <meta:generator>LibreOffice/7.2.7.2$Windows_X86_64 LibreOffice_project/8d71d29d553c0f7dcbfa38fbfda25ee34cce99a2</meta:generator>
    <meta:document-statistic meta:table-count="13" meta:cell-count="792" meta:object-count="0"/>
  </office:meta>
</office:document-meta>
</file>